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Playfair Display Medium" svg:font-family="'Playfair Display Medium'"/>
    <style:font-face style:name="Noto Sans Devanagari1" svg:font-family="'Noto Sans Devanagari'"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50ca" officeooo:paragraph-rsid="001d50ca"/>
    </style:style>
    <style:style style:name="P2" style:family="paragraph" style:parent-style-name="Standard" style:list-style-name="L1">
      <style:text-properties officeooo:rsid="001d50ca" officeooo:paragraph-rsid="001d50ca"/>
    </style:style>
    <style:style style:name="P3" style:family="paragraph" style:parent-style-name="Standard" style:list-style-name="L1">
      <style:text-properties officeooo:rsid="001da608" officeooo:paragraph-rsid="001da608"/>
    </style:style>
    <style:style style:name="P4" style:family="paragraph" style:parent-style-name="Standard" style:list-style-name="L2">
      <style:text-properties officeooo:rsid="001da608" officeooo:paragraph-rsid="001da608"/>
    </style:style>
    <style:style style:name="P5" style:family="paragraph" style:parent-style-name="Standard" style:list-style-name="L2">
      <style:text-properties officeooo:rsid="001f9920" officeooo:paragraph-rsid="001f9920"/>
    </style:style>
    <style:style style:name="P6" style:family="paragraph" style:parent-style-name="Standard" style:list-style-name="L2">
      <style:text-properties officeooo:rsid="001fe405" officeooo:paragraph-rsid="001fe405"/>
    </style:style>
    <style:style style:name="P7" style:family="paragraph" style:parent-style-name="Standard" style:list-style-name="L2">
      <style:text-properties officeooo:rsid="002172e3" officeooo:paragraph-rsid="002172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als+ Model Critique</text:p>
      <text:p text:style-name="P1"/>
      <text:p text:style-name="P1">Conceptual issues:</text:p>
      <text:p text:style-name="P1"/>
      <text:list xml:id="list1195251179" text:style-name="L1">
        <text:list-item>
          <text:p text:style-name="P2">Offensive &amp; defensive actions are primarily credited to the individuals taking the action, but this isn’t a totally accurate description of how actions are successfully committed. Defenders can work in groups in order to make a defensive action possible, and offensive actions are influenced by the actions (such as off-ball runs of players not receiving balls, that then drag defenders out of space and open lanes for other players).</text:p>
        </text:list-item>
        <text:list-item>
          <text:p text:style-name="P2">They treat possession chains as pairs (Team A &amp; Team B chains), but sometimes the possession contributes to play that occurs several possession chains ahead. Certain play may push a team further up the pitch, even if they lose the ball, and therefore contribute to a gradual progression, and this may pay off in a couple plays time.</text:p>
        </text:list-item>
        <text:list-item>
          <text:p text:style-name="P2">Are actions being treated as linearly important for goals? Or linearly focused on goals? I’m not sure if this is necessary fair? Are passes around the backline as similarly focused on goals as those in the final third? Of course, passes in the final third will also be receiving greater scores because they contribute more to xG, but that isn’t necessarily sufficient.</text:p>
        </text:list-item>
        <text:list-item>
          <text:p text:style-name="P2">They treat simple passes as of lower value than harder passes. This doesn’t seem fair. A simple but effective pass is no less valuable, surely? </text:p>
        </text:list-item>
        <text:list-item>
          <text:p text:style-name="P3">Should some passes be treated as contributing to the maintenance of the ball in the hope of contributing to attacking play in the same chain later down the line? For example, when a player maintains possession while under pressure, and the team goes on to score in the same chain, this was of particular importance, but wouldn’t be high value?</text:p>
        </text:list-item>
        <text:list-item>
          <text:p text:style-name="P3">Doesn’t factor in the choices that are available to a player at a moment in time. So a successful difficult pass, when there are other options available, might deserve more credit than a hail mary with nothing else on.</text:p>
        </text:list-item>
      </text:list>
      <text:p text:style-name="P1"/>
      <text:p text:style-name="P1">Methodological issues:</text:p>
      <text:p text:style-name="P1"/>
      <text:list xml:id="list1741507514" text:style-name="L2">
        <text:list-item>
          <text:p text:style-name="P4">Does the model include the probability that another defensive player can take action? If a player makes a tackle that no one else would have been able to, this is of particular importance.</text:p>
        </text:list-item>
        <text:list-item>
          <text:p text:style-name="P4">Seems to treat offensive/defensive actions in linear fashion. Sometimes the defender contributes more to a successful defensive action than other times (sometimes it is an offensive mistake, sometimes it is good player by a defender).</text:p>
        </text:list-item>
        <text:list-item>
          <text:p text:style-name="P5">They appear to be using linear regression? Is this really a linear relationship?</text:p>
        </text:list-item>
        <text:list-item>
          <text:p text:style-name="P6">Feeding a lot of variables into the model seems a little questionable. How much of this is just garbage going in?</text:p>
        </text:list-item>
        <text:list-item>
          <text:p text:style-name="P7">How are they protecting against overfitting?</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Playfair Display Medium" svg:font-family="'Playfair Display Medium'"/>
    <style:font-face style:name="Noto Sans Devanagari1" svg:font-family="'Noto Sans Devanagari'"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Playfair Display Medium"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Playfair Display Medium"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Playfair Display Medium" fo:font-family="'Playfair Display Medium'"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Playfair Display Medium" fo:font-family="'Playfair Display Medium'"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Playfair Display Medium" fo:font-family="'Playfair Display Medium'"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layfair Display Medium" fo:font-family="'Playfair Display Medium'"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10T16:42:42.738598033</meta:creation-date>
    <dc:date>2020-05-10T18:56:29.903286105</dc:date>
    <meta:editing-duration>PT1H53M36S</meta:editing-duration>
    <meta:editing-cycles>5</meta:editing-cycles>
    <meta:generator>LibreOffice/6.3.5.2$Linux_X86_64 LibreOffice_project/30$Build-2</meta:generator>
    <meta:document-statistic meta:table-count="0" meta:image-count="0" meta:object-count="0" meta:page-count="1" meta:paragraph-count="14" meta:word-count="439" meta:character-count="2570" meta:non-whitespace-character-count="2155"/>
  </office:meta>
</office:document-meta>
</file>